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806H36M49.593051S" calcext:value-type="time">
            <text:p>806:36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59]-[.B159] &gt; 0; [.C159]-[.B1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16H02M11.89S" calcext:value-type="time">
            <text:p>16:02</text:p>
          </table:table-cell>
          <table:table-cell table:number-columns-repeated="101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08:03:30.43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14T16:28:05.431000000</dc:date>
    <dc:creator>Benjamin Laws</dc:creator>
    <meta:editing-duration>P34DT21H18M47S</meta:editing-duration>
    <meta:editing-cycles>927</meta:editing-cycles>
    <meta:generator>LibreOffice/7.2.6.2$Windows_X86_64 LibreOffice_project/b0ec3a565991f7569a5a7f5d24fed7f52653d754</meta:generator>
    <meta:document-statistic meta:table-count="2" meta:cell-count="1160" meta:object-count="0"/>
  </office:meta>
</office:document-meta>
</file>